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ot on face</text:p>
          </table:table-cell>
          <table:table-cell office:value-type="string">
            <text:p>eyes</text:p>
          </table:table-cell>
          <table:table-cell office:value-type="string">
            <text:p>mouth</text:p>
          </table:table-cell>
          <table:table-cell office:value-type="string">
            <text:p>nose</text:p>
          </table:table-cell>
          <table:table-cell office:value-type="string">
            <text:p>face</text:p>
          </table:table-cell>
        </table:table-row>
        <table:table-row table:style-name="ro1">
          <table:table-cell office:value-type="string">
            <text:p>Nfix</text:p>
          </table:table-cell>
          <table:table-cell office:value-type="float" office:value="5.6">
            <text:p>5.6</text:p>
          </table:table-cell>
          <table:table-cell office:value-type="float" office:value="8.8">
            <text:p>8.8</text:p>
          </table:table-cell>
          <table:table-cell office:value-type="float" office:value="3.6">
            <text:p>3.6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xdur</text:p>
          </table:table-cell>
          <table:table-cell office:value-type="float" office:value="299.6">
            <text:p>299.6</text:p>
          </table:table-cell>
          <table:table-cell office:value-type="float" office:value="378.8">
            <text:p>378.8</text:p>
          </table:table-cell>
          <table:table-cell office:value-type="float" office:value="487.4">
            <text:p>487.4</text:p>
          </table:table-cell>
          <table:table-cell office:value-type="float" office:value="268.2">
            <text:p>268.2</text:p>
          </table:table-cell>
          <table:table-cell office:value-type="float" office:value="409.4">
            <text:p>409.4</text:p>
          </table:table-cell>
        </table:table-row>
        <table:table-row table:style-name="ro1">
          <table:table-cell office:value-type="string">
            <text:p>dwelltime</text:p>
          </table:table-cell>
          <table:table-cell office:value-type="float" office:value="1613.4">
            <text:p>1613.4</text:p>
          </table:table-cell>
          <table:table-cell office:value-type="float" office:value="3433.8">
            <text:p>3433.8</text:p>
          </table:table-cell>
          <table:table-cell office:value-type="float" office:value="1717.2">
            <text:p>1717.2</text:p>
          </table:table-cell>
          <table:table-cell office:value-type="float" office:value="613">
            <text:p>613</text:p>
          </table:table-cell>
          <table:table-cell office:value-type="float" office:value="1506.6">
            <text:p>1506.6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%</text:p>
          </table:table-cell>
          <table:table-cell office:value-type="string">
            <text:p>not on face</text:p>
          </table:table-cell>
          <table:table-cell office:value-type="string">
            <text:p>eyes</text:p>
          </table:table-cell>
          <table:table-cell office:value-type="string">
            <text:p>mouth</text:p>
          </table:table-cell>
          <table:table-cell office:value-type="string">
            <text:p>nose</text:p>
          </table:table-cell>
          <table:table-cell office:value-type="string">
            <text:p>face</text:p>
          </table:table-cell>
        </table:table-row>
        <table:table-row table:style-name="ro3">
          <table:table-cell office:value-type="string">
            <text:p>Nfix</text:p>
          </table:table-cell>
          <table:table-cell table:style-name="ce1" table:formula="of:=([.B2]/SUM([.$B2:.$F2]))*100" office:value-type="float" office:value="22.9508196721311">
            <text:p>22.95</text:p>
          </table:table-cell>
          <table:table-cell table:style-name="ce1" table:formula="of:=([.C2]/SUM([.$B2:.$F2]))*100" office:value-type="float" office:value="36.0655737704918">
            <text:p>36.07</text:p>
          </table:table-cell>
          <table:table-cell table:style-name="ce1" table:formula="of:=([.D2]/SUM([.$B2:.$F2]))*100" office:value-type="float" office:value="14.7540983606557">
            <text:p>14.75</text:p>
          </table:table-cell>
          <table:table-cell table:style-name="ce1" table:formula="of:=([.E2]/SUM([.$B2:.$F2]))*100" office:value-type="float" office:value="9.83606557377049">
            <text:p>9.84</text:p>
          </table:table-cell>
          <table:table-cell table:style-name="ce1" table:formula="of:=([.F2]/SUM([.$B2:.$F2]))*100" office:value-type="float" office:value="16.3934426229508">
            <text:p>16.39</text:p>
          </table:table-cell>
        </table:table-row>
        <table:table-row table:style-name="ro3">
          <table:table-cell office:value-type="string">
            <text:p>fixdur</text:p>
          </table:table-cell>
          <table:table-cell table:style-name="ce1" table:formula="of:=([.B3]/SUM([.$B3:.$F3]))*100" office:value-type="float" office:value="16.2525767603342">
            <text:p>16.25</text:p>
          </table:table-cell>
          <table:table-cell table:style-name="ce1" table:formula="of:=([.C3]/SUM([.$B3:.$F3]))*100" office:value-type="float" office:value="20.5489855701421">
            <text:p>20.55</text:p>
          </table:table-cell>
          <table:table-cell table:style-name="ce1" table:formula="of:=([.D3]/SUM([.$B3:.$F3]))*100" office:value-type="float" office:value="26.4402734078333">
            <text:p>26.44</text:p>
          </table:table-cell>
          <table:table-cell table:style-name="ce1" table:formula="of:=([.E3]/SUM([.$B3:.$F3]))*100" office:value-type="float" office:value="14.5492025604861">
            <text:p>14.55</text:p>
          </table:table-cell>
          <table:table-cell table:style-name="ce1" table:formula="of:=([.F3]/SUM([.$B3:.$F3]))*100" office:value-type="float" office:value="22.2089617012043">
            <text:p>22.21</text:p>
          </table:table-cell>
        </table:table-row>
        <table:table-row table:style-name="ro3">
          <table:table-cell office:value-type="string">
            <text:p>dwelltime</text:p>
          </table:table-cell>
          <table:table-cell table:style-name="ce1" table:formula="of:=([.B4]/SUM([.$B4:.$F4]))*100" office:value-type="float" office:value="18.1607384061234">
            <text:p>18.16</text:p>
          </table:table-cell>
          <table:table-cell table:style-name="ce1" table:formula="of:=([.C4]/SUM([.$B4:.$F4]))*100" office:value-type="float" office:value="38.6515083295813">
            <text:p>38.65</text:p>
          </table:table-cell>
          <table:table-cell table:style-name="ce1" table:formula="of:=([.D4]/SUM([.$B4:.$F4]))*100" office:value-type="float" office:value="19.3291310220621">
            <text:p>19.33</text:p>
          </table:table-cell>
          <table:table-cell table:style-name="ce1" table:formula="of:=([.E4]/SUM([.$B4:.$F4]))*100" office:value-type="float" office:value="6.90004502476362">
            <text:p>6.90</text:p>
          </table:table-cell>
          <table:table-cell table:style-name="ce1" table:formula="of:=([.F4]/SUM([.$B4:.$F4]))*100" office:value-type="float" office:value="16.9585772174696">
            <text:p>16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16:23:32</dc:date>
    <dc:creator>Edwin Dalmaijer</dc:creator>
    <meta:document-statistic meta:table-count="1" meta:cell-count="48" meta:object-count="0"/>
    <meta:generator>LibreOffice/3.5$Linux_X86_64 LibreOffice_project/350m1$Build-2</meta:generator>
  </office:meta>
</office:document-meta>
</file>